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7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6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text:tab/></text:p>
      <text:p text:style-name="P16"/>
      <text:p text:style-name="P16">emptyroom<text:tab/>defb "::::::::SKY:::::::::",mend</text:p>
      <text:p text:style-name="P16">room0<text:tab/>defb "SPC:OR:FIRE:TO:START",mend<text:tab/>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text:tab/>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 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text:tab/>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16">room83<text:tab/>defb ":::THE:WEST:TOWER:::",mend </text:p>
      <text:p text:style-name="P16">room84<text:tab/>defb "THE:CASTLE:STAIRCASE",mend<text:tab/>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39"><text:tab/>if computer=spectrum</text:p>
      <text:p text:style-name="P39"><text:tab/>org beforerelocate</text:p>
      <text:p text:style-name="P39"><text:tab/>endif</text:p>
      <text:p text:style-name="P16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3"><text:s text:c="2"/></text:span></text:p>
      <text:p text:style-name="P39"><text:span text:style-name="T3">; <text:s text:c="4"/></text:span>Created on Mon the 12th of Sep 1988 <text:s/></text:p>
      <text:p text:style-name="P39">; <text:s text:c="7"/>Last update 13:36 on 19/12/89 </text:p>
      <text:p text:style-name="P39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39"><text:tab/>call store_sprite_vars1</text:p>
      <text:p text:style-name="P16"><text:tab/>call plotattris</text:p>
      <text:p text:style-name="P16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6"/>
      <text:p text:style-name="P51"><text:tab/>xor a</text:p>
      <text:p text:style-name="P51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67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1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5">maingamelp</text:p>
      <text:p text:style-name="P3"/>
      <text:p text:style-name="P69">notpickup</text:p>
      <text:p text:style-name="P69"><text:tab/>xor a</text:p>
      <text:p text:style-name="P67"><text:tab/>ld (pickup),a</text:p>
      <text:p text:style-name="P67"><text:tab/>ld a,(usepickup)</text:p>
      <text:p text:style-name="P67"><text:tab/>and a</text:p>
      <text:p text:style-name="P67"><text:tab/>jr z,oktopickup</text:p>
      <text:p text:style-name="P3"><text:tab/>dec a</text:p>
      <text:p text:style-name="P3"><text:tab/>ld (usepickup),a</text:p>
      <text:p text:style-name="P67"><text:tab/>jr notfacing</text:p>
      <text:p text:style-name="P69">oktopickup</text:p>
      <text:p text:style-name="P69"><text:tab/>ld a,(sequence)</text:p>
      <text:p text:style-name="P67"><text:tab/>and a</text:p>
      <text:p text:style-name="P67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67">notfacing</text:p>
      <text:p text:style-name="P67"><text:tab/>call domoving</text:p>
      <text:p text:style-name="P67"><text:tab/>ld a,(killed)</text:p>
      <text:p text:style-name="P67"><text:tab/>cp 1</text:p>
      <text:p text:style-name="P67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2">wantaquickkill</text:span><text:tab/></text:p>
      <text:p text:style-name="P3"><text:tab/><text:span text:style-name="T3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67"><text:tab/>ld a,(newroomno)</text:p>
      <text:p text:style-name="P67"><text:tab/>ld b,a</text:p>
      <text:p text:style-name="P67"><text:tab/>ld a,(roomno)</text:p>
      <text:p text:style-name="P67"><text:tab/>cp b</text:p>
      <text:p text:style-name="P67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67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75">contmaingamelp</text:p>
      <text:p text:style-name="P75"><text:tab/>if computer=spectrum</text:p>
      <text:p text:style-name="P73"><text:tab/>ld a,2*32</text:p>
      <text:p text:style-name="P73"><text:tab/>endif</text:p>
      <text:p text:style-name="P73"><text:tab/>if computer=amstrad</text:p>
      <text:p text:style-name="P73"><text:tab/>ld a,67</text:p>
      <text:p text:style-name="P73"><text:tab/>endif</text:p>
      <text:p text:style-name="P67"><text:tab/>call inkey</text:p>
      <text:p text:style-name="P67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67"><text:tab/>ld a,(completedgame)</text:p>
      <text:p text:style-name="P67"><text:tab/>and a</text:p>
      <text:p text:style-name="P67"><text:tab/>jr nz,quitted</text:p>
      <text:p text:style-name="P3"/>
      <text:p text:style-name="P70">notdonegame</text:p>
      <text:p text:style-name="P70"><text:tab/>ld a,(killed)</text:p>
      <text:p text:style-name="P67"><text:tab/>and a</text:p>
      <text:p text:style-name="P67"><text:tab/>jp z,<text:span text:style-name="T4">maingamelp</text:span></text:p>
      <text:p text:style-name="P67"><text:tab/>dec a</text:p>
      <text:p text:style-name="P67"><text:tab/>ld (killed),a</text:p>
      <text:p text:style-name="P67"><text:tab/>jp nz,<text:span text:style-name="T4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70">quitted</text:p>
      <text:p text:style-name="P75"><text:tab/>call flipscreenrou</text:p>
      <text:p text:style-name="P73"><text:tab/>xor a</text:p>
      <text:p text:style-name="P73"><text:tab/>ld (upsidedown),a</text:p>
      <text:p text:style-name="P73"/>
      <text:p text:style-name="P73"><text:tab/>if computer=amstrad</text:p>
      <text:p text:style-name="P73"><text:tab/>call turnoff</text:p>
      <text:p text:style-name="P73"><text:tab/>endif</text:p>
      <text:p text:style-name="P73"><text:tab/>if computer=spectrum</text:p>
      <text:p text:style-name="P73"><text:tab/>ld a,(ifmem128)</text:p>
      <text:p text:style-name="P73"><text:tab/>and a</text:p>
      <text:p text:style-name="P73"><text:tab/>jr z,onlylittle</text:p>
      <text:p text:style-name="P73"><text:tab/>call ramon</text:p>
      <text:p text:style-name="P73"><text:tab/>call turnoff</text:p>
      <text:p text:style-name="P73"><text:tab/>call ramoff</text:p>
      <text:p text:style-name="P73">onlylittle</text:p>
      <text:p text:style-name="P73"><text:tab/>endif</text:p>
      <text:p text:style-name="P3"/>
      <text:p text:style-name="P3"><text:span text:style-name="T2"><text:tab/>jp titlescreen</text:span>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1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1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1"><text:tab/>push ix</text:p>
      <text:p text:style-name="P16"><text:tab/>ld hl,resetrous</text:p>
      <text:p text:style-name="P16"><text:tab/>call z,jumptoroutine</text:p>
      <text:p text:style-name="P51"><text:tab/>pop ix</text:p>
      <text:p text:style-name="P34">notprintyet</text:p>
      <text:p text:style-name="P61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1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1"><text:tab/>push ix</text:p>
      <text:p text:style-name="P16"><text:tab/>ld hl,movingrous</text:p>
      <text:p text:style-name="P16"><text:tab/>call z,jumptoroutine</text:p>
      <text:p text:style-name="P51"><text:tab/>pop ix</text:p>
      <text:p text:style-name="P34">notinthisroom</text:p>
      <text:p text:style-name="P61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74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6"><text:tab/>call frame</text:p>
      <text:p text:style-name="P73"><text:tab/>pop ix</text:p>
      <text:p text:style-name="P73"><text:tab/>push ix</text:p>
      <text:p text:style-name="P73"><text:tab/>bit 5,(ix+colour)</text:p>
      <text:p text:style-name="P73"><text:tab/>call nz,plotattris2</text:p>
      <text:p text:style-name="P73"><text:tab/>pop ix</text:p>
      <text:p text:style-name="P16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72">killdizzy</text:p>
      <text:p text:style-name="P7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71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2"><text:tab/>push bc</text:p>
      <text:p text:style-name="P51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39"><text:tab/>call store_sprite_vars</text:p>
      <text:p text:style-name="P16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1"><text:tab/>ld b,a</text:p>
      <text:p text:style-name="P33">updateflamelp</text:p>
      <text:p text:style-name="P52"><text:tab/>push bc</text:p>
      <text:p text:style-name="P16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6"><text:tab/>ld e,(ix+0)</text:p>
      <text:p text:style-name="P16"><text:tab/>ld l,(ix+1)</text:p>
      <text:p text:style-name="P16"><text:tab/>ld a,115</text:p>
      <text:p text:style-name="P52">simprintflame</text:p>
      <text:p text:style-name="P52"><text:tab/>push ix</text:p>
      <text:p text:style-name="P39"><text:tab/>call store_sprite_vars</text:p>
      <text:p text:style-name="P16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39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68"><text:tab/>ld a,(ix+var1)</text:p>
      <text:p text:style-name="P67"><text:tab/>and a</text:p>
      <text:p text:style-name="P67"><text:tab/>jr nz,resetrope1</text:p>
      <text:p text:style-name="P68">resetrope</text:p>
      <text:p text:style-name="P68"><text:tab/>ld (ix+var1),0</text:p>
      <text:p text:style-name="P67"><text:tab/>ld a,(ix+oldmovey)</text:p>
      <text:p text:style-name="P67"><text:tab/>ld (ix+movey),a</text:p>
      <text:p text:style-name="P68">resetrope1</text:p>
      <text:p text:style-name="P68"><text:tab/>ld b,(ix+origy)</text:p>
      <text:p text:style-name="P67"><text:tab/>ld a,(ix+movey)</text:p>
      <text:p text:style-name="P67"><text:tab/>dec b</text:p>
      <text:p text:style-name="P67"><text:tab/>dec b</text:p>
      <text:p text:style-name="P67"><text:tab/>ld (ix+movey),b</text:p>
      <text:p text:style-name="P68">drawropedownlp</text:p>
      <text:p text:style-name="P68"><text:tab/>push af</text:p>
      <text:p text:style-name="P67"><text:tab/>inc (ix+movey)</text:p>
      <text:p text:style-name="P67"><text:tab/>inc (ix+movey)</text:p>
      <text:p text:style-name="P67"><text:tab/>call printmoving</text:p>
      <text:p text:style-name="P67"><text:tab/>pop af</text:p>
      <text:p text:style-name="P67"><text:tab/>cp (ix+movey)</text:p>
      <text:p text:style-name="P67"><text:tab/>jr nz,drawropedownlp</text:p>
      <text:p text:style-name="P67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39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16"><text:tab/>ld a,(roomno)</text:p>
      <text:p text:style-name="P16"><text:tab/>cp 3</text:p>
      <text:p text:style-name="P16"><text:tab/>ld a,%01000111</text:p>
      <text:p text:style-name="P16"><text:tab/>jp nz,clearattris</text:p>
      <text:p text:style-name="P16"><text:tab/>ld a,%01000010</text:p>
      <text:p text:style-name="P16"><text:tab/>jp clearattris</text:p>
      <text:p text:style-name="P16"/>
      <text:p text:style-name="P16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6"><text:tab/>ret</text:p>
      <text:p text:style-name="P16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6">mend<text:tab/>equ 0</text:p>
      <text:p text:style-name="P16"><text:soft-page-break/>mxy<text:tab/>equ 128</text:p>
      <text:p text:style-name="P39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39">;;mx<text:tab/>equ 7</text:p>
      <text:p text:style-name="P39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39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1"><text:tab/>call openwindow<text:tab/></text:p>
      <text:p text:style-name="P51"><text:tab/>call flipifnecessary</text:p>
      <text:p text:style-name="P16"><text:tab/>call prtmessage1</text:p>
      <text:p text:style-name="P51"><text:tab/>call flipifnecessary</text:p>
      <text:p text:style-name="P51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1"><text:tab/>ld a,6</text:p>
      <text:p text:style-name="P51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39"><text:tab/>if computer=amstrad</text:p>
      <text:p text:style-name="P39"><text:tab/>sla a</text:p>
      <text:p text:style-name="P39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39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39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1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39">afterroomsetup</text:p>
      <text:p text:style-name="P39"><text:tab/>if seecoins=0</text:p>
      <text:p text:style-name="P16"><text:tab/>call putcoinsinroom</text:p>
      <text:p text:style-name="P16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39"><text:tab/>ld a,(roomno)</text:p>
      <text:p text:style-name="P39"><text:tab/>cp 127</text:p>
      <text:p text:style-name="P39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3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12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12">inventoryrou</text:p>
      <text:p text:style-name="P12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2">nobaginvent</text:p>
      <text:p text:style-name="P12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2">distdownmenu1</text:p>
      <text:p text:style-name="P12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12">justexitinvent</text:p>
      <text:p text:style-name="P12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2">whatinslot</text:p>
      <text:p text:style-name="P12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3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1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1">poscheat<text:tab/>defb 0</text:p>
      <text:p text:style-name="P16">oldclock<text:tab/>defb 0</text:p>
      <text:p text:style-name="P16"><text:soft-page-break/>clock<text:tab/>defb 0</text:p>
      <text:p text:style-name="P51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1">colourtable<text:tab/>defb 2,3,4,5,6,5,4,3</text:p>
      <text:p text:style-name="P3">lastkeybyte<text:tab/>defb 0</text:p>
      <text:p text:style-name="P16">tryputdownvar<text:tab/>defb 0</text:p>
      <text:p text:style-name="P51">flipscreen<text:tab/>defb 0</text:p>
      <text:p text:style-name="P51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3">updatedizzy1</text:span><text:tab/></text:p>
      <text:p text:style-name="P59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9T01:00:36.949004225</dc:date>
    <meta:editing-duration>P1DT18H40M32S</meta:editing-duration>
    <meta:editing-cycles>13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